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5500000018CFB913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fo:min-height="0.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fill="none" draw:fill-color="#ffffff" fo:min-height="0.8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fo:min-height="0.7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0.763cm" svg:x="1cm" svg:y="14.468cm">
          <draw:image xlink:href="Pictures/100000000000025500000018CFB9135E.png" xlink:type="simple" xlink:show="embed" xlink:actuate="onLoad">
            <text:p/>
          </draw:image>
        </draw:frame>
        <draw:custom-shape draw:style-name="gr2" draw:text-style-name="P1" draw:layer="layout" svg:width="0.8cm" svg:height="0.8cm" svg:x="4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17.7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16.2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17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4.775cm" svg:y="14.3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8cm" svg:x="18.5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10.1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2.4cm" svg:y="14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16.3cm" svg:x2="2.8cm" svg:y2="15.3cm">
          <text:p/>
        </draw:line>
        <draw:line draw:style-name="gr3" draw:text-style-name="P1" draw:layer="layout" svg:x1="10.5cm" svg:y1="16.3cm" svg:x2="10.5cm" svg:y2="15.3cm">
          <text:p/>
        </draw:line>
        <draw:line draw:style-name="gr3" draw:text-style-name="P1" draw:layer="layout" svg:x1="5.2cm" svg:y1="16.3cm" svg:x2="5.2cm" svg:y2="15.3cm">
          <text:p/>
        </draw:line>
        <draw:line draw:style-name="gr3" draw:text-style-name="P1" draw:layer="layout" svg:x1="18.9cm" svg:y1="16.3cm" svg:x2="18.9cm" svg:y2="15.3cm">
          <text:p/>
        </draw:line>
        <draw:frame draw:style-name="gr4" draw:text-style-name="P2" draw:layer="layout" svg:width="1.7cm" svg:height="0.9cm" svg:x="1.9cm" svg:y="16.3cm">
          <draw:text-box>
            <text:p text:style-name="P2"><text:span text:style-name="T1">Save</text:span></text:p>
          </draw:text-box>
        </draw:frame>
        <draw:frame draw:style-name="gr5" draw:text-style-name="P2" draw:layer="layout" svg:width="4.1cm" svg:height="1.1cm" svg:x="4.7cm" svg:y="16.1cm">
          <draw:text-box>
            <text:p text:style-name="P2"><text:span text:style-name="T1">Library browser</text:span></text:p>
          </draw:text-box>
        </draw:frame>
        <draw:line draw:style-name="gr3" draw:text-style-name="P1" draw:layer="layout" svg:x1="4.3cm" svg:y1="17.2cm" svg:x2="4.3cm" svg:y2="15.3cm">
          <text:p/>
        </draw:line>
        <draw:frame draw:style-name="gr5" draw:text-style-name="P2" draw:layer="layout" svg:width="4.1cm" svg:height="1.325cm" svg:x="2.7cm" svg:y="17cm">
          <draw:text-box>
            <text:p text:style-name="P2"><text:span text:style-name="T1">Library editor</text:span></text:p>
            <text:p text:style-name="P2"><text:span text:style-name="T1"/></text:p>
          </draw:text-box>
        </draw:frame>
        <draw:frame draw:style-name="gr4" draw:text-style-name="P2" draw:layer="layout" svg:width="1.7cm" svg:height="0.9cm" svg:x="9.7cm" svg:y="16.1cm">
          <draw:text-box>
            <text:p text:style-name="P2"><text:span text:style-name="T1">Print</text:span></text:p>
          </draw:text-box>
        </draw:frame>
        <draw:line draw:style-name="gr3" draw:text-style-name="P1" draw:layer="layout" svg:x1="16.6cm" svg:y1="17.2cm" svg:x2="16.6cm" svg:y2="15.4cm">
          <text:p/>
        </draw:line>
        <draw:frame draw:style-name="gr4" draw:text-style-name="P2" draw:layer="layout" svg:width="4.1cm" svg:height="0.9cm" svg:x="14.5cm" svg:y="17.1cm">
          <draw:text-box>
            <text:p text:style-name="P2"><text:span text:style-name="T1">Generate netlist</text:span></text:p>
          </draw:text-box>
        </draw:frame>
        <draw:frame draw:style-name="gr4" draw:text-style-name="P2" draw:layer="layout" svg:width="3.5cm" svg:height="0.9cm" svg:x="17.2cm" svg:y="16.2cm">
          <draw:text-box>
            <text:p text:style-name="P2"><text:span text:style-name="T1">Create BOM</text:span></text:p>
          </draw:text-box>
        </draw:frame>
        <draw:line draw:style-name="gr3" draw:text-style-name="P1" draw:layer="layout" svg:x1="18.1cm" svg:y1="12.4cm" svg:x2="18.1cm" svg:y2="14.3cm">
          <text:p/>
        </draw:line>
        <draw:frame draw:style-name="gr4" draw:text-style-name="P2" draw:layer="layout" svg:width="3.3cm" svg:height="0.9cm" svg:x="16.5cm" svg:y="11.8cm">
          <draw:text-box>
            <text:p text:style-name="P2"><text:span text:style-name="T1">Check ERC</text:span></text:p>
          </draw:text-box>
        </draw:frame>
        <draw:line draw:style-name="gr3" draw:text-style-name="P1" draw:layer="layout" svg:x1="17.3cm" svg:y1="13.4cm" svg:x2="17.3cm" svg:y2="14.2cm">
          <text:p/>
        </draw:line>
        <draw:frame draw:style-name="gr5" draw:text-style-name="P2" draw:layer="layout" svg:width="2.7cm" svg:height="1.1cm" svg:x="15.4cm" svg:y="12.8cm">
          <draw:text-box>
            <text:p text:style-name="P2"><text:span text:style-name="T1">Annotate</text:span></text:p>
          </draw:text-box>
        </draw:frame>
        <draw:custom-shape draw:style-name="gr2" draw:text-style-name="P1" draw:layer="layout" svg:width="0.8cm" svg:height="0.8cm" svg:x="5.6cm" svg:y="14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9cm" svg:y1="13.1cm" svg:x2="5.9cm" svg:y2="14.3cm">
          <text:p/>
        </draw:line>
        <draw:frame draw:style-name="gr6" draw:text-style-name="P2" draw:layer="layout" svg:width="6.7cm" svg:height="1cm" svg:x="3.3cm" svg:y="12.5cm">
          <draw:text-box>
            <text:p text:style-name="P2"><text:span text:style-name="T1">Navigate schematic hierarch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3T19:03:53</dc:date>
    <dc:creator>Rakhi </dc:creator>
    <meta:generator>LibreOffice/3.5$Linux_x86 LibreOffice_project/350m1$Build-2</meta:generator>
    <meta:editing-duration>PT9M2S</meta:editing-duration>
    <meta:editing-cycles>4</meta:editing-cycles>
    <meta:document-statistic meta:object-count="28"/>
  </office:meta>
</office:document-meta>
</file>